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MusicBlocks" style:family="table">
      <style:table-properties style:width="23.94cm" table:align="margins"/>
    </style:style>
    <style:style style:name="MusicBlocks.A" style:family="table-column">
      <style:table-column-properties style:column-width="7.98cm" style:rel-column-width="21845*"/>
    </style:style>
    <style:style style:name="MusicBlocks.A1" style:family="table-cell">
      <style:table-cell-properties fo:padding="0.097cm" fo:border-left="0.05pt solid #000000" fo:border-right="none" fo:border-top="0.05pt solid #000000" fo:border-bottom="0.05pt solid #000000"/>
    </style:style>
    <style:style style:name="MusicBlocks.C1" style:family="table-cell">
      <style:table-cell-properties fo:padding="0.097cm" fo:border="0.05pt solid #000000"/>
    </style:style>
    <style:style style:name="MusicBlocks.A2" style:family="table-cell">
      <style:table-cell-properties fo:padding="0.097cm" fo:border-left="0.05pt solid #000000" fo:border-right="0.05pt solid #000000" fo:border-top="none" fo:border-bottom="0.05pt solid #000000"/>
    </style:style>
    <style:style style:name="MusicBlocks.A3" style:family="table-cell">
      <style:table-cell-properties fo:padding="0.097cm" fo:border-left="0.05pt solid #000000" fo:border-right="none" fo:border-top="none" fo:border-bottom="0.05pt solid #000000"/>
    </style:style>
    <style:style style:name="MusicBlocks.14" style:family="table-row">
      <style:table-row-properties style:min-row-height="1.316cm"/>
    </style:style>
    <style:style style:name="P1" style:family="paragraph" style:parent-style-name="Header">
      <style:text-properties officeooo:rsid="000f4a55" officeooo:paragraph-rsid="000f4a55"/>
    </style:style>
    <style:style style:name="P2" style:family="paragraph" style:parent-style-name="Header">
      <style:text-properties officeooo:rsid="001124f9" officeooo:paragraph-rsid="000f4a55"/>
    </style:style>
    <style:style style:name="P3" style:family="paragraph" style:parent-style-name="Standard">
      <style:text-properties style:font-name="Liberation Serif" officeooo:paragraph-rsid="000f4a55"/>
    </style:style>
    <style:style style:name="P4" style:family="paragraph" style:parent-style-name="Standard">
      <style:text-properties style:font-name="Liberation Serif" officeooo:rsid="000f4a55" officeooo:paragraph-rsid="000f4a55"/>
    </style:style>
    <style:style style:name="P5" style:family="paragraph" style:parent-style-name="Standard">
      <style:text-properties style:font-name="Liberation Serif" fo:font-size="10pt" fo:font-style="italic" fo:font-weight="normal" officeooo:rsid="000f4a55" officeooo:paragraph-rsid="000f4a55" style:font-size-asian="10pt" style:font-style-asian="italic" style:font-weight-asian="normal" style:font-size-complex="10pt" style:font-style-complex="italic" style:font-weight-complex="normal"/>
    </style:style>
    <style:style style:name="P6" style:family="paragraph" style:parent-style-name="Standard">
      <style:text-properties style:font-name="Liberation Serif" fo:font-size="10pt" fo:font-style="italic" officeooo:paragraph-rsid="000f4a55" style:font-size-asian="10pt" style:font-style-asian="italic" style:font-size-complex="10pt"/>
    </style:style>
    <style:style style:name="P7" style:family="paragraph" style:parent-style-name="Standard">
      <style:text-properties style:font-name="Liberation Serif" fo:font-size="10pt" fo:font-weight="bold" officeooo:paragraph-rsid="000f4a55" style:font-size-asian="10pt" style:font-weight-asian="bold" style:font-size-complex="10pt"/>
    </style:style>
    <style:style style:name="P8" style:family="paragraph" style:parent-style-name="Table_20_Contents">
      <style:text-properties style:font-name="Liberation Serif" officeooo:rsid="00120092" officeooo:paragraph-rsid="00120092"/>
    </style:style>
    <style:style style:name="P9" style:family="paragraph" style:parent-style-name="Table_20_Contents">
      <style:text-properties style:font-name="Liberation Serif" fo:font-style="italic" officeooo:rsid="00148b3b" officeooo:paragraph-rsid="001735de" style:font-style-asian="italic" style:font-style-complex="italic"/>
    </style:style>
    <style:style style:name="P10" style:family="paragraph" style:parent-style-name="Table_20_Contents">
      <style:text-properties style:font-name="Liberation Serif" fo:font-style="italic" officeooo:rsid="00154e34" officeooo:paragraph-rsid="001735de" style:font-style-asian="italic" style:font-style-complex="italic"/>
    </style:style>
    <style:style style:name="P11" style:family="paragraph" style:parent-style-name="Table_20_Contents">
      <style:text-properties style:font-name="Liberation Serif" fo:font-style="italic" officeooo:rsid="00120092" officeooo:paragraph-rsid="001735de" style:font-style-asian="italic" style:font-style-complex="italic"/>
    </style:style>
    <style:style style:name="P12" style:family="paragraph" style:parent-style-name="Table_20_Contents">
      <style:text-properties style:font-name="Liberation Serif" fo:font-style="italic" officeooo:rsid="001735de" officeooo:paragraph-rsid="001735de" style:font-style-asian="italic" style:font-style-complex="italic"/>
    </style:style>
    <style:style style:name="P13" style:family="paragraph" style:parent-style-name="Table_20_Contents">
      <style:text-properties style:font-name="Liberation Serif" fo:font-style="italic" officeooo:rsid="0017506c" officeooo:paragraph-rsid="0017506c" style:font-style-asian="italic" style:font-style-complex="italic"/>
    </style:style>
    <style:style style:name="P14" style:family="paragraph" style:parent-style-name="Table_20_Contents">
      <style:text-properties style:font-name="Liberation Serif" fo:font-style="italic" officeooo:rsid="001897b5" officeooo:paragraph-rsid="001897b5" style:font-style-asian="italic" style:font-style-complex="italic"/>
    </style:style>
    <style:style style:name="P15" style:family="paragraph" style:parent-style-name="Table_20_Contents">
      <style:text-properties style:font-name="Liberation Serif" fo:font-weight="normal" officeooo:rsid="00148b3b" officeooo:paragraph-rsid="00148b3b" style:font-weight-asian="normal" style:font-weight-complex="normal"/>
    </style:style>
    <style:style style:name="P16" style:family="paragraph" style:parent-style-name="Table_20_Contents">
      <style:text-properties style:font-name="Liberation Serif" fo:font-weight="normal" officeooo:rsid="00148b3b" officeooo:paragraph-rsid="001735de" style:font-weight-asian="normal" style:font-weight-complex="normal"/>
    </style:style>
    <style:style style:name="P17" style:family="paragraph" style:parent-style-name="Table_20_Contents">
      <style:text-properties style:font-name="Liberation Serif" officeooo:rsid="001897b5" officeooo:paragraph-rsid="001897b5"/>
    </style:style>
    <style:style style:name="P18" style:family="paragraph" style:parent-style-name="Table_20_Contents">
      <style:text-properties fo:font-style="italic" officeooo:rsid="001735de" officeooo:paragraph-rsid="001735de" style:font-style-asian="italic" style:font-style-complex="italic"/>
    </style:style>
    <style:style style:name="P19" style:family="paragraph" style:parent-style-name="Standard">
      <style:text-properties officeooo:rsid="0023b1c5" officeooo:paragraph-rsid="0023b1c5"/>
    </style:style>
    <style:style style:name="P20" style:family="paragraph" style:parent-style-name="Table_20_Contents">
      <style:text-properties style:font-name="Liberation Serif" fo:font-style="italic" officeooo:rsid="0019338e" officeooo:paragraph-rsid="0019338e" style:font-style-asian="italic" style:font-style-complex="italic"/>
    </style:style>
    <style:style style:name="P21" style:family="paragraph" style:parent-style-name="Table_20_Contents">
      <style:text-properties style:font-name="Liberation Serif" fo:font-style="italic" officeooo:rsid="001a8288" officeooo:paragraph-rsid="001a8288" style:font-style-asian="italic" style:font-style-complex="italic"/>
    </style:style>
    <style:style style:name="P22" style:family="paragraph" style:parent-style-name="Table_20_Contents">
      <style:text-properties style:font-name="Liberation Serif" fo:font-style="italic" officeooo:rsid="001bb3f1" officeooo:paragraph-rsid="001bd480" style:font-style-asian="italic" style:font-style-complex="italic"/>
    </style:style>
    <style:style style:name="P23" style:family="paragraph" style:parent-style-name="Table_20_Contents">
      <style:text-properties style:font-name="Liberation Serif" fo:font-style="italic" officeooo:rsid="001bd480" officeooo:paragraph-rsid="001bd480" style:font-style-asian="italic" style:font-style-complex="italic"/>
    </style:style>
    <style:style style:name="P24" style:family="paragraph" style:parent-style-name="Table_20_Contents">
      <style:text-properties style:font-name="Liberation Serif" fo:font-style="italic" officeooo:rsid="001897b5" officeooo:paragraph-rsid="001897b5" style:font-style-asian="italic" style:font-style-complex="italic"/>
    </style:style>
    <style:style style:name="P25" style:family="paragraph" style:parent-style-name="Table_20_Contents">
      <style:text-properties style:font-name="Liberation Serif" fo:font-style="italic" officeooo:rsid="001d3c84" officeooo:paragraph-rsid="002031b4" style:font-style-asian="italic" style:font-style-complex="italic"/>
    </style:style>
    <style:style style:name="P26" style:family="paragraph" style:parent-style-name="Table_20_Contents">
      <style:text-properties style:font-name="Liberation Serif" fo:font-style="italic" officeooo:rsid="002075bb" officeooo:paragraph-rsid="002075bb" style:font-style-asian="italic" style:font-style-complex="italic"/>
    </style:style>
    <style:style style:name="P27" style:family="paragraph" style:parent-style-name="Table_20_Contents">
      <style:text-properties style:font-name="Liberation Serif" fo:font-style="italic" officeooo:rsid="0020c07b" officeooo:paragraph-rsid="0020c07b" style:font-style-asian="italic" style:font-style-complex="italic"/>
    </style:style>
    <style:style style:name="P28" style:family="paragraph" style:parent-style-name="Table_20_Contents">
      <style:text-properties style:font-name="Liberation Serif" fo:font-style="italic" style:text-underline-style="none" officeooo:rsid="0023b1c5" officeooo:paragraph-rsid="0023b1c5" style:font-style-asian="italic" style:font-style-complex="italic"/>
    </style:style>
    <style:style style:name="T1" style:family="text">
      <style:text-properties officeooo:rsid="00148b3b"/>
    </style:style>
    <style:style style:name="T2" style:family="text">
      <style:text-properties officeooo:rsid="001124f9"/>
    </style:style>
    <style:style style:name="T3" style:family="text">
      <style:text-properties fo:font-style="italic" style:font-style-asian="italic" style:font-style-complex="italic"/>
    </style:style>
    <style:style style:name="T4" style:family="text">
      <style:text-properties fo:font-style="italic" officeooo:rsid="001350f0" style:font-style-asian="italic" style:font-style-complex="italic"/>
    </style:style>
    <style:style style:name="T5" style:family="text">
      <style:text-properties fo:font-style="italic" officeooo:rsid="00173095" style:font-style-asian="italic" style:font-style-complex="italic"/>
    </style:style>
    <style:style style:name="T6" style:family="text">
      <style:text-properties fo:font-size="10pt" fo:font-weight="bold" style:font-size-asian="10pt" style:font-weight-asian="bold" style:font-size-complex="10pt"/>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italic" fo:font-weight="normal" officeooo:rsid="000f4a55" style:font-size-asian="10pt" style:font-style-asian="italic" style:font-weight-asian="normal" style:font-size-complex="10pt" style:font-style-complex="italic" style:font-weight-complex="normal"/>
    </style:style>
    <style:style style:name="T9" style:family="text">
      <style:text-properties fo:font-size="10pt" fo:font-style="italic" fo:font-weight="normal" officeooo:rsid="001124f9" style:font-size-asian="10pt" style:font-style-asian="italic" style:font-weight-asian="normal" style:font-size-complex="10pt" style:font-style-complex="italic" style:font-weight-complex="normal"/>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officeooo:rsid="001124f9" style:font-size-asian="10pt" style:font-style-asian="italic" style:font-size-complex="10pt"/>
    </style:style>
    <style:style style:name="T12" style:family="text">
      <style:text-properties officeooo:rsid="001350f0"/>
    </style:style>
    <style:style style:name="T13" style:family="text">
      <style:text-properties officeooo:rsid="0017506c"/>
    </style:style>
    <style:style style:name="T14" style:family="text">
      <style:text-properties officeooo:rsid="001a8288"/>
    </style:style>
    <style:style style:name="T15" style:family="text">
      <style:text-properties officeooo:rsid="001bd480"/>
    </style:style>
    <style:style style:name="T16" style:family="text">
      <style:text-properties officeooo:rsid="001f367a"/>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1c1f4"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MusicBlocks" table:style-name="MusicBlocks">
        <table:table-column table:style-name="MusicBlocks.A" table:number-columns-repeated="3"/>
        <table:table-row>
          <table:table-cell table:style-name="MusicBlocks.A1" office:value-type="string">
            <text:p text:style-name="P3"><text:span text:style-name="T6">OBSERVATIONS / <text:line-break/></text:span><text:span text:style-name="T8">What do you notice in the software? Describe what happened?</text:span></text:p>
            <text:p text:style-name="P3"/>
            <text:p text:style-name="P4"><text:span text:style-name="T7">(</text:span><text:span text:style-name="T8">T</text:span><text:span text:style-name="T7">ake screenshots of important moments – </text:span><text:span text:style-name="T9">include these in your submission and refer to them here</text:span><text:span text:style-name="T7">)</text:span></text:p>
          </table:table-cell>
          <table:table-cell table:style-name="MusicBlocks.A1" office:value-type="string">
            <text:p text:style-name="P3"><text:span text:style-name="T6">SUBJECTIVE / <text:line-break/></text:span><text:span text:style-name="T8">What is your opinion of what happened</text:span><text:span text:style-name="T10">? What’s your interpretation of what happened? To what extent did this go differently than you planned or expected?</text:span></text:p>
            <text:p text:style-name="P5"/>
            <text:p text:style-name="P5">(Give your personal opinion <text:span text:style-name="T2">of what happened</text:span>)</text:p>
          </table:table-cell>
          <table:table-cell table:style-name="MusicBlocks.C1" office:value-type="string">
            <text:p text:style-name="P7">QUESTIONS / </text:p>
            <text:p text:style-name="P7">SEARCH FOR MEANING</text:p>
            <text:p text:style-name="P6">What questions does this interaction raise for you? What did you find curious or surprising? </text:p>
            <text:p text:style-name="P4"/>
            <text:p text:style-name="P4"><text:span text:style-name="T10">(What is important about </text:span><text:span text:style-name="T11">what you noticed</text:span><text:span text:style-name="T10">?)</text:span></text:p>
          </table:table-cell>
        </table:table-row>
        <table:table-row>
          <table:table-cell table:style-name="MusicBlocks.A2" table:number-columns-spanned="3" office:value-type="string">
            <text:p text:style-name="P15"><text:span text:style-name="T4">R</text:span><text:span text:style-name="T3">ight Side Bar</text:span></text:p>
          </table:table-cell>
          <table:covered-table-cell/>
          <table:covered-table-cell/>
        </table:table-row>
        <table:table-row>
          <table:table-cell table:style-name="MusicBlocks.A3" office:value-type="string">
            <text:p text:style-name="P18">There was a hamburger button in the top right corner of the screen. Clicking rotated the icon, and revealing a right panel</text:p>
          </table:table-cell>
          <table:table-cell table:style-name="MusicBlocks.A3" office:value-type="string">
            <text:p text:style-name="P12">The right panel is initially hidden and clicking the icon enables the user to hide/show it. But the problem with that is that it does not seem so obvious, as the button to show/hide the left pane is quite different and placed somewhere else. Also the left pane is <text:span text:style-name="T13">initially visible but the right pane is not.</text:span> </text:p>
          </table:table-cell>
          <table:table-cell table:style-name="MusicBlocks.A2" office:value-type="string">
            <text:p text:style-name="P13">I think that it should be better that the right pane is initially set to visible. Because it might not be obvious to all the users that there exists a pane like that! And that could be easily solved by just doing something like hamburger_button.click() on the loading up of the activity.</text:p>
          </table:table-cell>
        </table:table-row>
        <table:table-row>
          <table:table-cell table:style-name="MusicBlocks.A2" table:number-columns-spanned="3" office:value-type="string">
            <text:p text:style-name="P16"><text:span text:style-name="T4">Right Side Bar – </text:span><text:span text:style-name="T5">Planet Icon</text:span></text:p>
          </table:table-cell>
          <table:covered-table-cell/>
          <table:covered-table-cell/>
        </table:table-row>
        <table:table-row>
          <table:table-cell table:style-name="MusicBlocks.A3" office:value-type="string">
            <text:p text:style-name="P11">The Planet Icon, when clicked starts loading templates but when one scrolls down it just keeps adding more and more to the <text:span text:style-name="T1">list of the files available that after some time it gets difficult to scroll so much to reach the main content of the page. [template_loading video]</text:span></text:p>
          </table:table-cell>
          <table:table-cell table:style-name="MusicBlocks.A3" office:value-type="string">
            <text:p text:style-name="P9">The option seems to have been made keeping in mind that there were limited number of templates there, but then more and more got added to the list, and the list now it much bigger than it was expected to be.</text:p>
          </table:table-cell>
          <table:table-cell table:style-name="MusicBlocks.A2" office:value-type="string">
            <text:p text:style-name="P10">I feel that there should rather be a separate scroll bar added for that section, so that it does not overflow and the templates can be loaded more and more as per the user's wish. So it might also be useful to end a button to load more at the bottom of the section which is in scroll.</text:p>
          </table:table-cell>
        </table:table-row>
        <table:table-row>
          <table:table-cell table:style-name="MusicBlocks.A2" table:number-columns-spanned="3" office:value-type="string">
            <text:p text:style-name="P17"><text:span text:style-name="T4">L</text:span><text:span text:style-name="T3">eft Side Bar – Scroll not obvious</text:span></text:p>
          </table:table-cell>
          <table:covered-table-cell/>
          <table:covered-table-cell/>
        </table:table-row>
        <table:table-row>
          <table:table-cell table:style-name="MusicBlocks.A3" office:value-type="string">
            <text:p text:style-name="P20">The scroll pane on the left ended with the symbol which looked like a Serial port to me. And that seemed the end of it as there was no scroll there and neither were there any incomplete icons that could be seen, <text:span text:style-name="T14">which could indicate it to me that there were more items in the pane. [left_pane.png] But when I </text:span><text:soft-page-break/><text:span text:style-name="T14">randomly went there and tried scrolling, in order to look for more items, I could see more and more options there. [left_pane_scroll.png]</text:span></text:p>
          </table:table-cell>
          <table:table-cell table:style-name="MusicBlocks.A3" office:value-type="string">
            <text:p text:style-name="P21">I think that maybe earlier there were only icons that could be seen in a single screen, and while adding more icons, the developer did not think much about the design and did not bother that there was not a scroll pane visible or any other indication, as it was obvious to him. But the problem here is that <text:soft-page-break/>one would not get to know that, unless someone randomly scrolls there or realizes that he is missing something, which should be there in that pane.</text:p>
          </table:table-cell>
          <table:table-cell table:style-name="MusicBlocks.A2" office:value-type="string">
            <text:p text:style-name="P21">I think that the spacing should be adjusted so that even in different screen sizes, the last icon does not come completely on the screen and is half shown [left_pane_half_icon.png]. This would give a hint to the user to go there and scroll to unleash more icons. OR there could be a scroll shown towards the extreme <text:soft-page-break/>left, as a white colored rounded rectangle, this would match with the theme as well as solve this purpose.</text:p>
          </table:table-cell>
        </table:table-row>
        <table:table-row>
          <table:table-cell table:style-name="MusicBlocks.A2" table:number-columns-spanned="3" office:value-type="string">
            <text:p text:style-name="P14">Right Side Bar – Settings button opens a pop up which has no frame</text:p>
          </table:table-cell>
          <table:covered-table-cell/>
          <table:covered-table-cell/>
        </table:table-row>
        <table:table-row>
          <table:table-cell table:style-name="MusicBlocks.A3" office:value-type="string">
            <text:p text:style-name="P22">[<text:span text:style-name="T15">settings_pop_up_1.png</text:span>] <text:span text:style-name="T15">On clicking the settings icon from the right menu pane, five buttons load up on the screen but it gets confusing whether they could get loaded up properly or not, as they seem to be mixed with the screen</text:span> </text:p>
          </table:table-cell>
          <table:table-cell table:style-name="MusicBlocks.A3" office:value-type="string">
            <text:p text:style-name="P23">[settings_pop_up_2.png] Dragging some blocks beneath it reveal that there was a block after all but the case was just that, the color of the block which loaded up was same as the color of the background, so they got mixed.</text:p>
          </table:table-cell>
          <table:table-cell table:style-name="MusicBlocks.A2" office:value-type="string">
            <text:p text:style-name="P23">There is a lack of frame or border for the pop up settings pane. Either the background of the pop up could be changed, which would not require a border, or there could be added a black border to the pane which loads up, which would help the user to distinguish between the two.</text:p>
          </table:table-cell>
        </table:table-row>
        <table:table-row>
          <table:table-cell table:style-name="MusicBlocks.A2" table:number-columns-spanned="3" office:value-type="string">
            <text:p text:style-name="P14"><text:span text:style-name="T12">T</text:span>he Show/Hide Button of left pane is not intuitive</text:p>
          </table:table-cell>
          <table:covered-table-cell/>
          <table:covered-table-cell/>
        </table:table-row>
        <table:table-row>
          <table:table-cell table:style-name="MusicBlocks.A3" office:value-type="string">
            <text:p text:style-name="P25">[palette-button.svg] <text:span text:style-name="T16">The icon was found among the other icons in the header pane, but <text:s/>the other similar icons were used to hide the palettes on the screen or to minimize them. So at least for me, it was a surprise when I saw the left pane collapse when I clicked this button. If there was an icon like that, I would have expected it to be something similar to the one for the right pane [menu-button.svg]</text:span></text:p>
          </table:table-cell>
          <table:table-cell table:style-name="MusicBlocks.A3" office:value-type="string">
            <text:p text:style-name="P26">I think that it would become obvious to users who have been using the music blocks for a while, because that icon seems to represent the blocks (which I realized later on) and the left pane is just meant for that, so it could become relatable to the not-so-new users. </text:p>
          </table:table-cell>
          <table:table-cell table:style-name="MusicBlocks.A2" office:value-type="string">
            <text:p text:style-name="P26">I feel it should be changed to something which is more intuitive and uniform with the other pane. And incase the other pane (right pane) is hidden in the beginning, so should the left pane be. So that there is some kind of uniformity that the users can relate to, and get a general idea of. But that might need a big design change in the look of the page and if that is undesirable, one could just change the icon for that button so that it becomes more obvious for the newcomers.</text:p>
          </table:table-cell>
        </table:table-row>
        <table:table-row>
          <table:table-cell table:style-name="MusicBlocks.A2" table:number-columns-spanned="3" office:value-type="string">
            <text:p text:style-name="P14">Could not see the turtle when blocks loaded up, they overlapped it</text:p>
          </table:table-cell>
          <table:covered-table-cell/>
          <table:covered-table-cell/>
        </table:table-row>
        <table:table-row>
          <table:table-cell table:style-name="MusicBlocks.A3" office:value-type="string">
            <text:p text:style-name="P27">[block_cover_turtle.png] Sometimes when the blocks load up, they tend to cover up the turtle behind it, and so for a someone looking at the activity for the first time, he might not <text:soft-page-break/>realize that there even exists a turtle. Because that would only be uncovered/seen if he moves the blocks above it</text:p>
          </table:table-cell>
          <table:table-cell table:style-name="MusicBlocks.A3" office:value-type="string">
            <text:p text:style-name="P27">To adjust every block in the screen, the design layout has been made in such a a way that every block and element can be dragged to wherever it might need to be placed and <text:soft-page-break/>they can also overlap each other to give more space to the user. When loading up, it does not check for empty space or overlapping of the turtle.</text:p>
          </table:table-cell>
          <table:table-cell table:style-name="MusicBlocks.A2" office:value-type="string">
            <text:p text:style-name="P27">The turtle should be uncovered automatically, as it is the main character of the activity. Protagonist, one could say. So, when the activity is loading up, it should take <text:soft-page-break/>care that no items are covering the turtle up and give it at least enough room to be seen, or if in case that is not possible, it could put the turtle on the top <text:span text:style-name="T17">when </text:span><text:span text:style-name="T18">the activity loads </text:span><text:span text:style-name="T19">up.</text:span></text:p>
          </table:table-cell>
        </table:table-row>
        <table:table-row table:style-name="MusicBlocks.14">
          <table:table-cell table:style-name="MusicBlocks.A2" table:number-columns-spanned="3" office:value-type="string">
            <text:p text:style-name="P8">Summary Conclusions – </text:p>
            <text:p text:style-name="P28">Overall I think that MusicBlocks is a very nice activity, it is a great addition to the library of the activities of Sugar. It can be used to teach music and for self-learning as well. Though it includes a lot of advanced features, I personally feel that it could use some improvements in the User Interface, because it seems to have been made from a programmer's and a musician's perspective but not so much as from the perspective of an inquisitive learner who does not know much about music and not so much experienced with Turtle Blocks or the palettes. That would be me in this case. So being that person, I can suggest some changes that I think could be helpful to others like me. When poking around the activity I could spot some things that need a bit more love and care added in their interface. For example, there should be a scroll visible in the left bar and the right bar should initially be visible so that people know that it exists. And I found out that while loading the templates, they overflowed so much that it was getting difficult to reach the main screen as the new templates kept changing the position of where I was on the page. Some of the header icons I feel should be made more intuitive. And also I could not find much video tutorials about it. So it might be really helpful for the community to have a bunch of detailed video lectures on small-small features and details of the activity.</text:p>
            <text:p text:style-name="P28">Reading and going through the manual and README file, was a real help as it has been nicely documented with photos so that the newcomers and get a hang of what is going on :)</text:p>
          </table:table-cell>
          <table:covered-table-cell/>
          <table:covered-table-cell/>
        </table:table-row>
      </table:table>
      <text:p text:style-name="Standard"/>
      <text:p text:style-name="P19">License: </text:p>
      <text:p text:style-name="P19">CC No Derivatives</text:p>
      <text:p text:style-name="P19"><text:a xlink:type="simple" xlink:href="https://creativecommons.org/licenses/by-nd/3.0/" text:style-name="Internet_20_link" text:visited-style-name="Visited_20_Internet_20_Link">https://creativecommons.org/licenses/by-nd/3.0/</text:a></text:p>
      <text:p text:style-name="P19"/>
      <text:p text:style-name="P19">Credit:</text:p>
      <text:p text:style-name="P19">Daksh Sh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4a55" officeooo:paragraph-rsid="000f4a55"/>
    </style:style>
    <style:style style:name="MP2" style:family="paragraph" style:parent-style-name="Header">
      <style:text-properties officeooo:rsid="001124f9" officeooo:paragraph-rsid="000f4a55"/>
    </style:style>
    <style:style style:name="MT1" style:family="text">
      <style:text-properties officeooo:rsid="00148b3b"/>
    </style:style>
    <style:page-layout style:name="Mpm1">
      <style:page-layout-properties fo:page-width="27.94cm" fo:page-height="21.59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Author: <text:span text:style-name="MT1">Daksh</text:span></text:p>
        <text:p text:style-name="MP2">Title: Music Blocks Triple Entry Journal Analysis – Take notes of your experience with Music Block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in </meta:initial-creator>
    <meta:creation-date>2015-12-24T13:24:53.822942200</meta:creation-date>
    <dc:date>2015-12-27T02:36:06.254579498</dc:date>
    <meta:editing-duration>PT3H27M42S</meta:editing-duration>
    <meta:editing-cycles>17</meta:editing-cycles>
    <meta:generator>LibreOffice/5.0.2.2$Linux_x86 LibreOffice_project/00m0$Build-2</meta:generator>
    <meta:document-statistic meta:table-count="1" meta:image-count="0" meta:object-count="0" meta:page-count="3" meta:paragraph-count="42" meta:word-count="1517" meta:character-count="8278" meta:non-whitespace-character-count="6787"/>
  </office:meta>
</office:document-meta>
</file>